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8cm" svg:stroke-color="#0000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24.07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1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1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1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1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1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Consolas1" fo:font-size="14pt" style:font-size-asian="14pt" style:font-size-complex="14pt"/>
    </style:style>
    <style:style style:name="T2" style:family="text">
      <style:text-properties style:font-name="Consola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6.891cm" svg:height="13.208cm" svg:x="5.953cm" svg:y="3.2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3.81cm" svg:height="1.27cm" svg:x="6.14cm" svg:y="3.57cm">
            <text:p text:style-name="P2"><text:span text:style-name="T1">Participa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3.81cm" svg:height="1.27cm" svg:x="18.78cm" svg:y="3.57cm">
            <text:p text:style-name="P2"><text:span text:style-name="T1">DBKeystor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  <text:p/>
          </draw:connector>
          <draw:frame draw:style-name="gr4" draw:text-style-name="P5" draw:layer="layout" svg:width="1.463cm" svg:height="0.674cm" svg:x="9.925cm" svg:y="3.558cm">
            <draw:text-box>
              <text:p><text:span text:style-name="T2">1..*</text:span></text:p>
            </draw:text-box>
          </draw:frame>
          <draw:custom-shape draw:style-name="gr2" draw:text-style-name="P7" xml:id="id4" draw:id="id4" draw:layer="layout" svg:width="3.81cm" svg:height="1.27cm" svg:x="18.78cm" svg:y="11.12cm">
            <text:p text:style-name="P6"><text:span text:style-name="T1">Metadata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635cm" svg:height="0.674cm" svg:x="19.726cm" svg:y="4.858cm">
            <draw:text-box>
              <text:p><text:span text:style-name="T2">1</text:span></text:p>
            </draw:text-box>
          </draw:frame>
          <draw:frame draw:style-name="gr4" draw:text-style-name="P5" draw:layer="layout" svg:width="1.463cm" svg:height="0.674cm" svg:x="19.254cm" svg:y="10.381cm">
            <draw:text-box>
              <text:p><text:span text:style-name="T2">0..*</text:span></text:p>
            </draw:text-box>
          </draw:frame>
          <draw:custom-shape draw:style-name="gr2" draw:text-style-name="P3" xml:id="id3" draw:id="id3" draw:layer="layout" svg:width="3.81cm" svg:height="1.27cm" svg:x="18.78cm" svg:y="7.37cm">
            <text:p text:style-name="P2"><text:span text:style-name="T1">Session</text:span></text:p>
            <draw:enhanced-geometry svg:viewBox="0 0 21600 21600" draw:type="rectangle" draw:enhanced-path="M 0 0 L 21600 0 21600 21600 0 21600 0 0 Z N"/>
          </draw:custom-shape>
          <draw:connector draw:style-name="gr5" draw:text-style-name="P8" draw:layer="layout" svg:x1="20.685cm" svg:y1="4.84cm" svg:x2="20.685cm" svg:y2="7.37cm" draw:start-shape="id2" draw:start-glue-point="2" draw:end-shape="id3" draw:end-glue-point="0" svg:d="M20685 4840v2530" svg:viewBox="0 0 1 2531">
            <text:p/>
          </draw:connector>
          <draw:frame draw:style-name="gr4" draw:text-style-name="P5" draw:layer="layout" svg:width="1.463cm" svg:height="0.674cm" svg:x="19.254cm" svg:y="6.681cm">
            <draw:text-box>
              <text:p><text:span text:style-name="T2">1..*</text:span></text:p>
            </draw:text-box>
          </draw:frame>
          <draw:frame draw:style-name="gr4" draw:text-style-name="P5" draw:layer="layout" svg:width="0.635cm" svg:height="0.674cm" svg:x="19.727cm" svg:y="8.758cm">
            <draw:text-box>
              <text:p><text:span text:style-name="T2">1</text:span></text:p>
            </draw:text-box>
          </draw:frame>
          <draw:connector draw:style-name="gr5" draw:text-style-name="P8" draw:layer="layout" svg:x1="20.685cm" svg:y1="8.64cm" svg:x2="20.685cm" svg:y2="11.12cm" draw:start-shape="id3" draw:start-glue-point="2" draw:end-shape="id4" draw:end-glue-point="0" svg:d="M20685 8640v2480" svg:viewBox="0 0 1 2481">
            <text:p/>
          </draw:connector>
          <draw:custom-shape draw:style-name="gr2" draw:text-style-name="P3" xml:id="id5" draw:id="id5" draw:layer="layout" svg:width="3.81cm" svg:height="1.27cm" svg:x="12.46cm" svg:y="6.07cm">
            <text:p text:style-name="P2"><text:span text:style-name="T1">Slice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463cm" svg:height="0.674cm" svg:x="17.326cm" svg:y="3.558cm">
            <draw:text-box>
              <text:p><text:span text:style-name="T2">0..*</text:span></text:p>
            </draw:text-box>
          </draw:frame>
          <draw:connector draw:style-name="gr5" draw:text-style-name="P8" draw:layer="layout" svg:x1="14.365cm" svg:y1="6.07cm" svg:x2="14.365cm" svg:y2="4.205cm" draw:start-shape="id5" draw:start-glue-point="0" draw:end-shape="id6" draw:end-glue-point="0" svg:d="M14365 6070v-1865" svg:viewBox="0 0 1 1866">
            <text:p/>
          </draw:connector>
          <draw:g>
            <draw:custom-shape draw:style-name="gr6" draw:text-style-name="P9" draw:layer="layout" svg:width="0.571cm" svg:height="0.318cm" draw:transform="rotate (-1.5707963267949) translate (16.342cm 3.3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" draw:text-style-name="P5" draw:layer="layout" svg:width="3.603cm" svg:height="0.674cm" svg:x="12.426cm" svg:y="3.358cm">
              <draw:text-box>
                <text:p><text:span text:style-name="T2">has shares of</text:span></text:p>
              </draw:text-box>
            </draw:frame>
          </draw:g>
          <draw:custom-shape draw:style-name="gr2" draw:text-style-name="P3" xml:id="id7" draw:id="id7" draw:layer="layout" svg:width="3.81cm" svg:height="1.27cm" svg:x="12.46cm" svg:y="11.12cm">
            <text:p text:style-name="P2"><text:span text:style-name="T1">Document</text:span></text:p>
            <draw:enhanced-geometry svg:viewBox="0 0 21600 21600" draw:type="rectangle" draw:enhanced-path="M 0 0 L 21600 0 21600 21600 0 21600 0 0 Z N"/>
          </draw:custom-shape>
          <draw:connector draw:style-name="gr5" draw:text-style-name="P8" draw:layer="layout" svg:x1="18.78cm" svg:y1="11.755cm" svg:x2="16.27cm" svg:y2="11.755cm" draw:start-shape="id4" draw:start-glue-point="3" draw:end-shape="id7" svg:d="M18780 11755h-2510" svg:viewBox="0 0 2511 1">
            <text:p/>
          </draw:connector>
          <draw:frame draw:style-name="gr4" draw:text-style-name="P5" draw:layer="layout" svg:width="0.635cm" svg:height="0.674cm" svg:x="18.028cm" svg:y="11.058cm">
            <draw:text-box>
              <text:p><text:span text:style-name="T2">1</text:span></text:p>
            </draw:text-box>
          </draw:frame>
          <draw:frame draw:style-name="gr4" draw:text-style-name="P5" draw:layer="layout" svg:width="0.635cm" svg:height="0.674cm" svg:x="16.229cm" svg:y="11.058cm">
            <draw:text-box>
              <text:p><text:span text:style-name="T2">1</text:span></text:p>
            </draw:text-box>
          </draw:frame>
          <draw:custom-shape draw:style-name="gr2" draw:text-style-name="P3" xml:id="id8" draw:id="id8" draw:layer="layout" svg:width="3.81cm" svg:height="1.27cm" svg:x="8.66cm" svg:y="15.02cm">
            <text:p text:style-name="P2"><text:span text:style-name="T1">XMLDocu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9" draw:id="id9" draw:layer="layout" svg:width="3.81cm" svg:height="1.27cm" svg:x="16.26cm" svg:y="15.02cm">
            <text:p text:style-name="P2"><text:span text:style-name="T1">PDFDocument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  <text:p/>
          </draw:connector>
          <draw:connector draw:style-name="gr7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  <text:p/>
          </draw:connector>
        </draw:g>
      </draw:page>
      <draw:page draw:name="page2" draw:style-name="dp1" draw:master-page-name="Standard">
        <draw:g>
          <draw:custom-shape draw:style-name="gr8" draw:text-style-name="P1" draw:layer="layout" svg:width="24.571cm" svg:height="5.842cm" svg:x="2.083cm" svg:y="3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3.81cm" svg:height="1.27cm" svg:x="12.48cm" svg:y="3.57cm">
            <text:p text:style-name="P2"><text:span text:style-name="T1">Bas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0" draw:id="id10" draw:layer="layout" svg:width="3.81cm" svg:height="1.27cm" svg:x="2.28cm" svg:y="7.37cm">
            <text:p text:style-name="P2"><text:span text:style-name="T1">Keystor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2" draw:id="id12" draw:layer="layout" svg:width="3.81cm" svg:height="1.27cm" svg:x="7.38cm" svg:y="7.37cm">
            <text:p text:style-name="P2"><text:span text:style-name="T1">Session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3" draw:id="id13" draw:layer="layout" svg:width="3.81cm" svg:height="1.27cm" svg:x="12.48cm" svg:y="7.37cm">
            <text:p text:style-name="P2"><text:span text:style-name="T1">Docume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4" draw:id="id14" draw:layer="layout" svg:width="3.81cm" svg:height="1.27cm" svg:x="17.48cm" svg:y="7.37cm">
            <text:p text:style-name="P2"><text:span text:style-name="T1">Participa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4.185cm" svg:y1="7.37cm" svg:x2="14.385cm" svg:y2="4.84cm" draw:start-shape="id10" draw:start-glue-point="0" draw:end-shape="id11" draw:end-glue-point="2" svg:d="M4185 7370v-1265h10200v-1265" svg:viewBox="0 0 10201 2531">
            <text:p/>
          </draw:connector>
          <draw:connector draw:style-name="gr11" draw:text-style-name="P8" draw:layer="layout" svg:x1="15.452cm" svg:y1="2.939cm" svg:x2="15.452cm" svg:y2="2.9cm" svg:d="M15452 2939v-39" svg:viewBox="0 0 1 40">
            <text:p/>
          </draw:connector>
          <draw:connector draw:style-name="gr12" draw:text-style-name="P8" draw:layer="layout" svg:x1="9.285cm" svg:y1="7.37cm" svg:x2="14.385cm" svg:y2="4.84cm" draw:start-shape="id12" draw:start-glue-point="0" draw:end-shape="id11" draw:end-glue-point="2" svg:d="M9285 7370v-1265h5100v-1265" svg:viewBox="0 0 5101 2531">
            <text:p/>
          </draw:connector>
          <draw:connector draw:style-name="gr12" draw:text-style-name="P8" draw:layer="layout" svg:x1="14.385cm" svg:y1="7.37cm" svg:x2="14.385cm" svg:y2="4.84cm" draw:start-shape="id13" draw:start-glue-point="0" draw:end-shape="id11" draw:end-glue-point="2" svg:d="M14385 7370v-2530" svg:viewBox="0 0 1 2531">
            <text:p/>
          </draw:connector>
          <draw:connector draw:style-name="gr12" draw:text-style-name="P8" draw:layer="layout" svg:x1="19.385cm" svg:y1="7.37cm" svg:x2="14.385cm" svg:y2="4.84cm" draw:start-shape="id14" draw:start-glue-point="0" draw:end-shape="id11" draw:end-glue-point="2" svg:d="M19385 7370v-1265h-5000v-1265" svg:viewBox="0 0 5001 2531">
            <text:p/>
          </draw:connector>
          <draw:custom-shape draw:style-name="gr9" draw:text-style-name="P3" xml:id="id15" draw:id="id15" draw:layer="layout" svg:width="3.81cm" svg:height="1.27cm" svg:x="22.58cm" svg:y="7.37cm">
            <text:p text:style-name="P2"><text:span text:style-name="T1">Slic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8" draw:layer="layout" svg:x1="24.485cm" svg:y1="7.37cm" svg:x2="14.385cm" svg:y2="4.84cm" draw:start-shape="id15" draw:start-glue-point="0" draw:end-shape="id11" draw:end-glue-point="2" svg:d="M24485 7370v-1265h-10100v-1265" svg:viewBox="0 0 10101 253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08-05T14:37:54.838000000</dc:date>
    <meta:editing-duration>PT3H59M26S</meta:editing-duration>
    <meta:editing-cycles>22</meta:editing-cycles>
    <meta:generator>LibreOffice/6.4.6.2$Windows_X86_64 LibreOffice_project/0ce51a4fd21bff07a5c061082cc82c5ed232f115</meta:generator>
    <meta:document-statistic meta:object-count="42"/>
  </office:meta>
</office:document-meta>
</file>